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574e" officeooo:paragraph-rsid="001e574e"/>
    </style:style>
    <style:style style:name="P2" style:family="paragraph" style:parent-style-name="Standard">
      <style:text-properties officeooo:rsid="001e574e" officeooo:paragraph-rsid="001fcb33"/>
    </style:style>
    <style:style style:name="P3" style:family="paragraph" style:parent-style-name="Standard">
      <style:text-properties officeooo:rsid="001fcb33" officeooo:paragraph-rsid="001fcb33"/>
    </style:style>
    <style:style style:name="P4" style:family="paragraph" style:parent-style-name="Standard">
      <style:text-properties officeooo:rsid="0021d3c4" officeooo:paragraph-rsid="0021d3c4"/>
    </style:style>
    <style:style style:name="P5" style:family="paragraph" style:parent-style-name="Standard">
      <style:text-properties officeooo:rsid="0023c83f" officeooo:paragraph-rsid="0023c83f"/>
    </style:style>
    <style:style style:name="P6" style:family="paragraph" style:parent-style-name="Standard">
      <style:text-properties officeooo:rsid="0023c83f" officeooo:paragraph-rsid="0023de7e"/>
    </style:style>
    <style:style style:name="P7" style:family="paragraph" style:parent-style-name="Standard">
      <style:text-properties officeooo:rsid="0023c83f" officeooo:paragraph-rsid="00242fd4"/>
    </style:style>
    <style:style style:name="T1" style:family="text">
      <style:text-properties officeooo:rsid="001f599c"/>
    </style:style>
    <style:style style:name="T2" style:family="text">
      <style:text-properties officeooo:rsid="001fcb33"/>
    </style:style>
    <style:style style:name="T3" style:family="text">
      <style:text-properties officeooo:rsid="001fe2b1"/>
    </style:style>
    <style:style style:name="T4" style:family="text">
      <style:text-properties officeooo:rsid="0023de7e"/>
    </style:style>
    <style:style style:name="T5" style:family="text">
      <style:text-properties officeooo:rsid="00242fd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Sous Linux,</text:p>
      <text:p text:style-name="P1">1) Créer trois groupe d’utilisateur : Administrateur, Professionnel et Privé</text:p>
      <text:p text:style-name="P1"><text:tab/>→ <text:span text:style-name="T1">sudo groupadd Administrateur</text:span></text:p>
      <text:p text:style-name="P2"><text:tab/>→ <text:span text:style-name="T1">sudo groupadd </text:span><text:span text:style-name="T2">Professionnel</text:span></text:p>
      <text:p text:style-name="P2"><text:tab/>→ <text:span text:style-name="T1">sudo groupadd </text:span><text:span text:style-name="T2">Privé</text:span></text:p>
      <text:p text:style-name="P2"/>
      <text:p text:style-name="P3">2) Créer les utulisateurs <text:span text:style-name="T3">lposada</text:span>, <text:span text:style-name="T3">m</text:span>ichel, <text:span text:style-name="T3">j</text:span>unior et <text:span text:style-name="T3">visiteur</text:span></text:p>
      <text:p text:style-name="P4">3) Ajouter chaque utilisateur dans un groupe</text:p>
      <text:p text:style-name="P4"><text:tab/>a) Administrateur : michel</text:p>
      <text:p text:style-name="P4"><text:tab/>b) Professionnel : lposada</text:p>
      <text:p text:style-name="P4"><text:tab/>c) Privé : junior, michel</text:p>
      <text:p text:style-name="P4"/>
      <text:p text:style-name="P5">4) Ajouter lposada et michel dans les group sudo.</text:p>
      <text:p text:style-name="P6"><text:span text:style-name="T4">5) Se connecter sur le compte michel</text:span></text:p>
      <text:p text:style-name="P7"><text:span text:style-name="T5">6) Aller dans le repertoire personnel de michel et y créer un dossier document</text:span></text:p>
      <text:p text:style-name="P7"><text:span text:style-name="T4"><text:s/></text:span></text:p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16T21:47:40.511517234</meta:creation-date>
    <dc:date>2022-08-16T22:38:47.613838810</dc:date>
    <meta:editing-duration>PT30M55S</meta:editing-duration>
    <meta:editing-cycles>7</meta:editing-cycles>
    <meta:generator>LibreOffice/7.3.5.2$Linux_X86_64 LibreOffice_project/184fe81b8c8c30d8b5082578aee2fed2ea847c01</meta:generator>
    <meta:document-statistic meta:table-count="0" meta:image-count="0" meta:object-count="0" meta:page-count="1" meta:paragraph-count="14" meta:word-count="83" meta:character-count="519" meta:non-whitespace-character-count="442"/>
  </office:meta>
</office:document-meta>
</file>